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fo:min-height="0cm"/>
    </style:style>
    <style:style style:name="gr8" style:family="graphic" style:parent-style-name="objectwithoutfill">
      <style:graphic-properties draw:stroke="solid" draw:stroke-dash="Fine_20_Dotted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0.9cm" svg:height="0.9cm" svg:x="8.2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9cm" svg:height="0.9cm" svg:x="16.2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9cm" svg:height="0.9cm" svg:x="1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9cm" svg:height="0.9cm" svg:x="13.4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9cm" svg:height="0.9cm" svg:x="1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9cm" svg:height="0.9cm" svg:x="11.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9cm" svg:height="0.9cm" svg:x="14.4cm" svg:y="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9cm" svg:height="0.9cm" svg:x="19.8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9cm" svg:height="0.9cm" svg:x="15.3cm" svg:y="16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2cm" svg:y1="12.9cm" svg:x2="28cm" svg:y2="12.9cm">
          <text:p/>
        </draw:line>
        <draw:frame draw:style-name="gr4" draw:layer="layout" svg:width="4.1cm" svg:height="1.428cm" svg:x="23.6cm" svg:y="11.372cm">
          <draw:text-box>
            <text:p>Haskell</text:p>
          </draw:text-box>
        </draw:frame>
        <draw:frame draw:style-name="gr4" draw:layer="layout" svg:width="4.9cm" svg:height="1.428cm" svg:x="23.5cm" svg:y="12.972cm">
          <draw:text-box>
            <text:p>C language</text:p>
          </draw:text-box>
        </draw:frame>
        <draw:custom-shape draw:style-name="gr5" draw:text-style-name="P1" xml:id="id3" draw:id="id3" draw:layer="layout" svg:width="13.5cm" svg:height="2cm" svg:x="8.1cm" svg:y="10.2cm">
          <text:p text:style-name="P1">addr_LPC_GPIO0_BASE :: 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3.8cm" svg:height="3.172cm" svg:x="4.8cm" svg:y="14.728cm">
          <text:p text:style-name="P2">#define LPC_GPIO_BASE <text:s text:c="2"/>(0x2009C000UL)</text:p>
          <text:p text:style-name="P2">#define LPC_GPIO0_BASE (LPC_GPIO_BASE + 0x00000)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cm" svg:height="1.428cm" svg:x="5.4cm" svg:y="13.9cm">
          <draw:text-box>
            <text:p>LPC17xx.h</text:p>
          </draw:text-box>
        </draw:frame>
        <draw:connector draw:style-name="gr8" draw:text-style-name="P1" draw:layer="layout" draw:type="curve" svg:x1="15.75cm" svg:y1="16.4cm" svg:x2="20.25cm" svg:y2="11.8cm" draw:start-shape="id1" draw:start-glue-point="0" draw:end-shape="id2" draw:end-glue-point="2" svg:d="m15750 16400c0-3450 4500-1150 4500-4600" svg:viewBox="0 0 4501 4601">
          <text:p/>
        </draw:connector>
        <draw:custom-shape draw:style-name="gr6" draw:text-style-name="P2" draw:layer="layout" svg:width="8.5cm" svg:height="3.1cm" svg:x="4.8cm" svg:y="1.1cm">
          <text:p text:style-name="P2">led1 :: Int</text:p>
          <text:p text:style-name="P2">led1 = pinName 1 18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1.1cm" svg:height="3.4cm" svg:x="6.5cm" svg:y="5.5cm">
          <text:p text:style-name="P2">pinName :: Int -&gt; Int -&gt; Int</text:p>
          <text:p text:style-name="P2">pinName a b = addr_LPC_GPIO0_BASE + a * 32 + b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14.85cm" svg:y1="10.2cm" svg:x2="14.85cm" svg:y2="8.5cm" draw:start-shape="id3" draw:start-glue-point="0" draw:end-shape="id4" draw:end-glue-point="2" svg:d="m14850 10200v-1700" svg:viewBox="0 0 1 1701">
          <text:p/>
        </draw:connector>
        <draw:connector draw:style-name="gr8" draw:text-style-name="P1" draw:layer="layout" draw:type="curve" svg:x1="11.45cm" svg:y1="3.9cm" svg:x2="11.45cm" svg:y2="6.1cm" draw:start-shape="id5" draw:start-glue-point="2" draw:end-shape="id6" draw:end-glue-point="0" svg:d="m11450 3900v2200" svg:viewBox="0 0 1 2201">
          <text:p/>
        </draw:connector>
        <draw:connector draw:style-name="gr8" draw:text-style-name="P1" draw:layer="layout" draw:type="curve" svg:x1="12.35cm" svg:y1="3.9cm" svg:x2="13.85cm" svg:y2="6.1cm" draw:start-shape="id7" draw:start-glue-point="2" draw:end-shape="id8" svg:d="m12350 3900c0 1650 1500 550 1500 2200" svg:viewBox="0 0 1501 2201">
          <text:p/>
        </draw:connector>
        <draw:connector draw:style-name="gr8" draw:text-style-name="P1" draw:layer="layout" draw:type="curve" svg:x1="16.65cm" svg:y1="6cm" svg:x2="9.1cm" svg:y2="2.05cm" draw:start-shape="id9" draw:start-glue-point="0" draw:end-shape="id10" draw:end-glue-point="1" svg:d="m16650 6000c0-2634-2516-3950-7550-3950" svg:viewBox="0 0 7551 3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6:45:42.967147771</dc:date>
    <dc:creator>Okabe Kiwamu</dc:creator>
    <meta:editing-duration>PT3H11M30S</meta:editing-duration>
    <meta:editing-cycles>288</meta:editing-cycles>
    <meta:generator>LibreOffice/4.1.1.2$Linux_X86_64 LibreOffice_project/410m0$Build-2</meta:generator>
    <meta:document-statistic meta:object-count="22"/>
  </office:meta>
</office:document-meta>
</file>